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modern" style:font-pitch="fixed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981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0.50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0.672cm"/>
    </style:style>
    <style:style style:name="co19" style:family="table-column">
      <style:table-column-properties fo:break-before="auto" style:column-width="0.764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7cm"/>
    </style:style>
    <style:style style:name="co25" style:family="table-column">
      <style:table-column-properties fo:break-before="auto" style:column-width="0.587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0.252cm"/>
    </style:style>
    <style:style style:name="co28" style:family="table-column">
      <style:table-column-properties fo:break-before="auto" style:column-width="8.01cm"/>
    </style:style>
    <style:style style:name="co29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2.325cm"/>
    </style:style>
    <style:style style:name="co30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268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707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2.828cm"/>
    </style:style>
    <style:style style:name="co43" style:family="table-column">
      <style:table-column-properties fo:break-before="auto" style:column-width="11.956cm"/>
    </style:style>
    <style:style style:name="ro10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476cm" fo:break-before="auto" style:use-optimal-row-height="false"/>
    </style:style>
    <style:style style:name="ro14" style:family="table-row">
      <style:table-row-properties style:row-height="1.931cm" fo:break-before="auto" style:use-optimal-row-height="false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Welcome">
      <style:table-properties table:display="true" style:writing-mode="lr-tb"/>
    </style:style>
    <style:style style:name="ce100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0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c9da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e57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ffe57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8bb8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baa1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ackground-color="#c6e38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a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afd7"/>
    </style:style>
    <style:style style:name="ce7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ce73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e4e9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e4e9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e5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95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d9d2e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9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ce13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ackground-color="#e4e9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e4e9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e5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5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d9d2e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c9da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e57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e57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8bb8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ffa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baa1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ackground-color="#c6e38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4">
        <office:forms form:automatic-focus="false" form:apply-design-mode="false"/>
        <table:table-column table:style-name="co4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5">
          <table:table-cell table:style-name="ce65" office:value-type="string" calcext:value-type="string">
            <text:p>PREDILEX</text:p>
          </table:table-cell>
          <table:table-cell table:style-name="ce70" table:number-columns-repeated="20"/>
          <table:table-cell table:number-columns-repeated="43"/>
        </table:table-row>
        <table:table-row table:style-name="ro6">
          <table:table-cell table:style-name="ce66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11">
          <table:table-cell table:number-columns-repeated="64"/>
        </table:table-row>
        <table:table-row table:style-name="ro12">
          <table:table-cell table:style-name="ce67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13">
          <table:table-cell table:style-name="ce67"/>
          <table:table-cell table:number-columns-repeated="63"/>
        </table:table-row>
        <table:table-row table:style-name="ro14">
          <table:table-cell table:style-name="ce68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63 of these on 2022-12-20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12">
          <table:table-cell table:style-name="ce130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30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81"/>
        <table:table-column table:style-name="co34" table:default-cell-style-name="ce181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132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8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8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9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10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10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8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11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12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13" draw:text-style-name="P2" svg:width="9.858cm" svg:height="2.571cm" svg:x="24.285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13" draw:text-style-name="P2" svg:width="10.587cm" svg:height="2.571cm" svg:x="24.98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14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office:annotation draw:style-name="gr14" draw:text-style-name="P2" svg:width="9.185cm" svg:height="0.741cm" svg:x="34.143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keywords</text:p>
          </table:table-cell>
          <table:table-cell table:style-name="ce168" office:value-type="string" calcext:value-type="string">
            <text:p>keywords in other natural languages</text:p>
          </table:table-cell>
          <table:table-cell table:style-name="ce171" office:value-type="string" calcext:value-type="string">
            <office:annotation draw:style-name="gr14" draw:text-style-name="P2" svg:width="7.842cm" svg:height="0.741cm" svg:x="43.328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keyword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9" draw:text-style-name="P2" svg:width="7.285cm" svg:height="0.991cm" svg:x="51.17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keyword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keywords</text:p>
          </table:table-cell>
          <table:table-cell table:style-name="ce179" office:value-type="string" calcext:value-type="string">
            <text:p>Eberban keywords</text:p>
          </table:table-cell>
          <table:table-cell table:style-name="ce179" office:value-type="string" calcext:value-type="string">
            <text:p>Eberban definition</text:p>
          </table:table-cell>
          <table:table-cell table:style-name="ce136" office:value-type="string" calcext:value-type="string">
            <text:p>Gua\spi keywords</text:p>
          </table:table-cell>
          <table:table-cell table:style-name="ce182" office:value-type="string" calcext:value-type="string">
            <text:p>Ithkuil IV keyword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8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9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4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7"/>
          <table:table-cell table:style-name="ce16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7"/>
          <table:table-cell table:style-name="ce16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5"/>
          <table:table-cell table:style-name="ce187"/>
          <table:table-cell table:style-name="ce189"/>
          <table:table-cell table:style-name="ce188" table:number-columns-repeated="3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/>
          <table:table-cell table:style-name="ce139"/>
          <table:table-cell table:style-name="ce135" table:number-columns-repeated="2"/>
          <table:table-cell table:style-name="ce143"/>
          <table:table-cell table:style-name="ce147" table:number-columns-repeated="4"/>
          <table:table-cell table:style-name="ce149" table:number-columns-repeated="5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 table:number-columns-repeated="2"/>
          <table:table-cell table:style-name="ce148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/>
          <table:table-cell table:style-name="ce14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0" table:number-columns-repeated="2"/>
          <table:table-cell table:style-name="ce152"/>
          <table:table-cell table:style-name="ce154"/>
          <table:table-cell table:style-name="ce166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61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/>
          <table:table-cell table:style-name="ce16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2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5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9988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 table:number-columns-repeated="2"/>
          <table:table-cell table:style-name="ce135" table:number-columns-repeated="2"/>
          <table:table-cell table:style-name="ce145"/>
          <table:table-cell table:style-name="ce149" table:number-columns-repeated="9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9" table:number-rows-repeated="998568">
          <table:table-cell table:number-columns-repeated="65"/>
        </table:table-row>
        <table:table-row table:style-name="ro10" table:number-rows-repeated="5">
          <table:table-cell table:number-columns-repeated="65"/>
        </table:table-row>
        <table:table-row table:style-name="ro10">
          <table:table-cell table:number-columns-repeated="65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30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B" table:base-cell-address="$Data.$A$44" table:cell-range-address="$Data.$A$43"/>
      </table:named-expressions>
      <table:database-ranges>
        <table:database-range table:name="Content" table:target-range-address="Data.B3:Data.AW8006" table:on-update-keep-styles="true" table:on-update-keep-size="false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Data.A3:Data.AW500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modern" style:font-pitch="fixed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date-style style:name="N10129" number:language="en" number:country="US">
      <number:month number:textual="true"/>
      <number:text>-</number:text>
      <number:year/>
    </number:date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30" number:language="en" number:country="US">
      <number:day/>
      <number:text>-</number:text>
      <number:month number:textual="true"/>
    </number:date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Welcome" style:display-name="PageStyle_Welcom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20T21:35:21.812829479</dc:date>
    <meta:editing-duration>P30DT48S</meta:editing-duration>
    <meta:editing-cycles>159</meta:editing-cycles>
    <meta:document-statistic meta:table-count="3" meta:cell-count="56" meta:object-count="0"/>
  </office:meta>
</office:document-meta>
</file>